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SCI">
            <text:p>SCI</text:p>
          </table:table-cell>
          <table:table-cell office:value-type="float" office:value="-28.704">
            <text:p>-28.704</text:p>
          </table:table-cell>
          <table:table-cell office:value-type="float" office:value="113.843">
            <text:p>113.843</text:p>
          </table:table-cell>
          <table:table-cell office:value-type="float" office:value="4674.0">
            <text:p>4674.0</text:p>
          </table:table-cell>
          <table:table-cell office:value-type="float" office:value="20.0">
            <text:p>20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05">
            <text:p>-0.05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4A">
            <text:p>4A</text:p>
          </table:table-cell>
          <table:table-cell office:value-type="float" office:value="-28.98">
            <text:p>-28.98</text:p>
          </table:table-cell>
          <table:table-cell office:value-type="float" office:value="113.96">
            <text:p>113.96</text:p>
          </table:table-cell>
          <table:table-cell office:value-type="float" office:value="1800.0">
            <text:p>1800.0</text:p>
          </table:table-cell>
          <table:table-cell office:value-type="float" office:value="100.0">
            <text:p>10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2">
            <text:p>3.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VeehFrance1988,LewisEtal2013">
            <text:p>VeehFrance1988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SC3">
            <text:p>SC3</text:p>
          </table:table-cell>
          <table:table-cell office:value-type="float" office:value="-28.704">
            <text:p>-28.704</text:p>
          </table:table-cell>
          <table:table-cell office:value-type="float" office:value="113.843">
            <text:p>113.843</text:p>
          </table:table-cell>
          <table:table-cell office:value-type="float" office:value="7102.0">
            <text:p>7102.0</text:p>
          </table:table-cell>
          <table:table-cell office:value-type="float" office:value="41.0">
            <text:p>41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15">
            <text:p>-14.15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SC2">
            <text:p>SC2</text:p>
          </table:table-cell>
          <table:table-cell office:value-type="float" office:value="-28.704">
            <text:p>-28.704</text:p>
          </table:table-cell>
          <table:table-cell office:value-type="float" office:value="113.843">
            <text:p>113.843</text:p>
          </table:table-cell>
          <table:table-cell office:value-type="float" office:value="6368.0">
            <text:p>6368.0</text:p>
          </table:table-cell>
          <table:table-cell office:value-type="float" office:value="19.0">
            <text:p>19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15">
            <text:p>-11.15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4_1">
            <text:p>MC4_1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9610.0">
            <text:p>9610.0</text:p>
          </table:table-cell>
          <table:table-cell office:value-type="float" office:value="25.0">
            <text:p>25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3.6">
            <text:p>-23.6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4_2">
            <text:p>MC4_2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9480.0">
            <text:p>9480.0</text:p>
          </table:table-cell>
          <table:table-cell office:value-type="float" office:value="25.0">
            <text:p>25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3.6">
            <text:p>-23.6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HST8-PAVE">
            <text:p>HST8-PAVE</text:p>
          </table:table-cell>
          <table:table-cell office:value-type="float" office:value="-28.682">
            <text:p>-28.682</text:p>
          </table:table-cell>
          <table:table-cell office:value-type="float" office:value="113.833">
            <text:p>113.833</text:p>
          </table:table-cell>
          <table:table-cell office:value-type="float" office:value="6919.0">
            <text:p>6919.0</text:p>
          </table:table-cell>
          <table:table-cell office:value-type="float" office:value="17.0">
            <text:p>17.0</text:p>
          </table:table-cell>
          <table:table-cell office:value-type="string" office:value="Coral pavement">
            <text:p>Coral pav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82">
            <text:p>1.8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CollinsEatal2006,LewisEtal2013">
            <text:p>CollinsEatal2006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HST7-PAVE">
            <text:p>HST7-PAVE</text:p>
          </table:table-cell>
          <table:table-cell office:value-type="float" office:value="-28.682">
            <text:p>-28.682</text:p>
          </table:table-cell>
          <table:table-cell office:value-type="float" office:value="113.833">
            <text:p>113.833</text:p>
          </table:table-cell>
          <table:table-cell office:value-type="float" office:value="5825.0">
            <text:p>5825.0</text:p>
          </table:table-cell>
          <table:table-cell office:value-type="float" office:value="15.0">
            <text:p>15.0</text:p>
          </table:table-cell>
          <table:table-cell office:value-type="string" office:value="Coral pavement">
            <text:p>Coral pav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86">
            <text:p>1.8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CollinsEatal2006,LewisEtal2013">
            <text:p>CollinsEatal2006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HST5-PAVE">
            <text:p>HST5-PAVE</text:p>
          </table:table-cell>
          <table:table-cell office:value-type="float" office:value="-28.682">
            <text:p>-28.682</text:p>
          </table:table-cell>
          <table:table-cell office:value-type="float" office:value="113.833">
            <text:p>113.833</text:p>
          </table:table-cell>
          <table:table-cell office:value-type="float" office:value="6832.0">
            <text:p>6832.0</text:p>
          </table:table-cell>
          <table:table-cell office:value-type="float" office:value="17.0">
            <text:p>17.0</text:p>
          </table:table-cell>
          <table:table-cell office:value-type="string" office:value="Coral pavement">
            <text:p>Coral pav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02">
            <text:p>2.0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CollinsEatal2006,LewisEtal2013">
            <text:p>CollinsEatal2006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4_3">
            <text:p>MC4_3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9484.0">
            <text:p>9484.0</text:p>
          </table:table-cell>
          <table:table-cell office:value-type="float" office:value="39.0">
            <text:p>39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3.6">
            <text:p>-23.6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SC4">
            <text:p>SC4</text:p>
          </table:table-cell>
          <table:table-cell office:value-type="float" office:value="-28.704">
            <text:p>-28.704</text:p>
          </table:table-cell>
          <table:table-cell office:value-type="float" office:value="113.843">
            <text:p>113.843</text:p>
          </table:table-cell>
          <table:table-cell office:value-type="float" office:value="5804.0">
            <text:p>5804.0</text:p>
          </table:table-cell>
          <table:table-cell office:value-type="float" office:value="38.0">
            <text:p>38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55">
            <text:p>-6.55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3A">
            <text:p>3A</text:p>
          </table:table-cell>
          <table:table-cell office:value-type="float" office:value="-28.98">
            <text:p>-28.98</text:p>
          </table:table-cell>
          <table:table-cell office:value-type="float" office:value="113.96">
            <text:p>113.96</text:p>
          </table:table-cell>
          <table:table-cell office:value-type="float" office:value="4700.0">
            <text:p>4700.0</text:p>
          </table:table-cell>
          <table:table-cell office:value-type="float" office:value="250.0">
            <text:p>250.0</text:p>
          </table:table-cell>
          <table:table-cell office:value-type="string" office:value="Coral">
            <text:p>Cor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VeehFrance1988,LewisEtal2013">
            <text:p>VeehFrance1988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12">
            <text:p>MC12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8124.0">
            <text:p>8124.0</text:p>
          </table:table-cell>
          <table:table-cell office:value-type="float" office:value="22.0">
            <text:p>22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">
            <text:p>-7.5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3">
            <text:p>MC3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6716.0">
            <text:p>6716.0</text:p>
          </table:table-cell>
          <table:table-cell office:value-type="float" office:value="28.0">
            <text:p>28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2_2">
            <text:p>MC2_2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6320.0">
            <text:p>6320.0</text:p>
          </table:table-cell>
          <table:table-cell office:value-type="float" office:value="25.0">
            <text:p>25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2_1">
            <text:p>MC2_1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6460.0">
            <text:p>6460.0</text:p>
          </table:table-cell>
          <table:table-cell office:value-type="float" office:value="25.0">
            <text:p>25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HST4-PAVE">
            <text:p>HST4-PAVE</text:p>
          </table:table-cell>
          <table:table-cell office:value-type="float" office:value="-28.682">
            <text:p>-28.682</text:p>
          </table:table-cell>
          <table:table-cell office:value-type="float" office:value="113.833">
            <text:p>113.833</text:p>
          </table:table-cell>
          <table:table-cell office:value-type="float" office:value="6323.0">
            <text:p>6323.0</text:p>
          </table:table-cell>
          <table:table-cell office:value-type="float" office:value="12.0">
            <text:p>12.0</text:p>
          </table:table-cell>
          <table:table-cell office:value-type="string" office:value="Coral pavement">
            <text:p>Coral pav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CollinsEatal2006,LewisEtal2013">
            <text:p>CollinsEatal2006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21">
            <text:p>MC21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8191.0">
            <text:p>8191.0</text:p>
          </table:table-cell>
          <table:table-cell office:value-type="float" office:value="57.0">
            <text:p>57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7">
            <text:p>-10.7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16">
            <text:p>MC16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9000.0">
            <text:p>9000.0</text:p>
          </table:table-cell>
          <table:table-cell office:value-type="float" office:value="86.0">
            <text:p>86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7.1">
            <text:p>-17.1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HST3-PAVE">
            <text:p>HST3-PAVE</text:p>
          </table:table-cell>
          <table:table-cell office:value-type="float" office:value="-28.682">
            <text:p>-28.682</text:p>
          </table:table-cell>
          <table:table-cell office:value-type="float" office:value="113.833">
            <text:p>113.833</text:p>
          </table:table-cell>
          <table:table-cell office:value-type="float" office:value="2335.0">
            <text:p>2335.0</text:p>
          </table:table-cell>
          <table:table-cell office:value-type="float" office:value="7.0">
            <text:p>7.0</text:p>
          </table:table-cell>
          <table:table-cell office:value-type="string" office:value="Coral pavement">
            <text:p>Coral pav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13">
            <text:p>1.13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CollinsEatal2006,LewisEtal2013">
            <text:p>CollinsEatal2006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HST2-PAVE">
            <text:p>HST2-PAVE</text:p>
          </table:table-cell>
          <table:table-cell office:value-type="float" office:value="-28.682">
            <text:p>-28.682</text:p>
          </table:table-cell>
          <table:table-cell office:value-type="float" office:value="113.833">
            <text:p>113.833</text:p>
          </table:table-cell>
          <table:table-cell office:value-type="float" office:value="3867.0">
            <text:p>3867.0</text:p>
          </table:table-cell>
          <table:table-cell office:value-type="float" office:value="14.0">
            <text:p>14.0</text:p>
          </table:table-cell>
          <table:table-cell office:value-type="string" office:value="Coral pavement">
            <text:p>Coral pav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43">
            <text:p>1.43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CollinsEatal2006,LewisEtal2013">
            <text:p>CollinsEatal2006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HS4-PAVE">
            <text:p>HS4-PAVE</text:p>
          </table:table-cell>
          <table:table-cell office:value-type="float" office:value="-28.682">
            <text:p>-28.682</text:p>
          </table:table-cell>
          <table:table-cell office:value-type="float" office:value="113.833">
            <text:p>113.833</text:p>
          </table:table-cell>
          <table:table-cell office:value-type="float" office:value="1058.0">
            <text:p>1058.0</text:p>
          </table:table-cell>
          <table:table-cell office:value-type="float" office:value="5.0">
            <text:p>5.0</text:p>
          </table:table-cell>
          <table:table-cell office:value-type="string" office:value="Coral pavement">
            <text:p>Coral pav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86">
            <text:p>0.8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CollinsEatal2006,LewisEtal2013">
            <text:p>CollinsEatal2006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HS3-PAVE">
            <text:p>HS3-PAVE</text:p>
          </table:table-cell>
          <table:table-cell office:value-type="float" office:value="-28.682">
            <text:p>-28.682</text:p>
          </table:table-cell>
          <table:table-cell office:value-type="float" office:value="113.833">
            <text:p>113.833</text:p>
          </table:table-cell>
          <table:table-cell office:value-type="float" office:value="3226.0">
            <text:p>3226.0</text:p>
          </table:table-cell>
          <table:table-cell office:value-type="float" office:value="28.0">
            <text:p>28.0</text:p>
          </table:table-cell>
          <table:table-cell office:value-type="string" office:value="Coral pavement">
            <text:p>Coral pav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07">
            <text:p>1.0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CollinsEatal2006,LewisEtal2013">
            <text:p>CollinsEatal2006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I8">
            <text:p>MCI8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9347.0">
            <text:p>9347.0</text:p>
          </table:table-cell>
          <table:table-cell office:value-type="float" office:value="35.0">
            <text:p>35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8">
            <text:p>-19.8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8">
            <text:p>MC8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7102.0">
            <text:p>7102.0</text:p>
          </table:table-cell>
          <table:table-cell office:value-type="float" office:value="35.0">
            <text:p>35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14">
            <text:p>MC14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8621.0">
            <text:p>8621.0</text:p>
          </table:table-cell>
          <table:table-cell office:value-type="float" office:value="24.0">
            <text:p>24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2">
            <text:p>-14.2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10">
            <text:p>MC10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7962.0">
            <text:p>7962.0</text:p>
          </table:table-cell>
          <table:table-cell office:value-type="float" office:value="38.0">
            <text:p>38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0">
            <text:p>-5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MC5">
            <text:p>MC5</text:p>
          </table:table-cell>
          <table:table-cell office:value-type="float" office:value="-28.743">
            <text:p>-28.743</text:p>
          </table:table-cell>
          <table:table-cell office:value-type="float" office:value="113.813">
            <text:p>113.813</text:p>
          </table:table-cell>
          <table:table-cell office:value-type="float" office:value="9809.0">
            <text:p>9809.0</text:p>
          </table:table-cell>
          <table:table-cell office:value-type="float" office:value="48.0">
            <text:p>48.0</text:p>
          </table:table-cell>
          <table:table-cell office:value-type="string" office:value="Coral   (Acropora)">
            <text:p>Coral   (Acropora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4.4">
            <text:p>-24.4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EisenhauerEtal1993,LewisEtal2013">
            <text:p>EisenhauerEtal1993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U-Th">
            <text:p>U-Th</text:p>
          </table:table-cell>
          <table:table-cell office:value-type="string" office:value="HST1-PAVE">
            <text:p>HST1-PAVE</text:p>
          </table:table-cell>
          <table:table-cell office:value-type="float" office:value="-28.682">
            <text:p>-28.682</text:p>
          </table:table-cell>
          <table:table-cell office:value-type="float" office:value="113.833">
            <text:p>113.833</text:p>
          </table:table-cell>
          <table:table-cell office:value-type="float" office:value="3831.0">
            <text:p>3831.0</text:p>
          </table:table-cell>
          <table:table-cell office:value-type="float" office:value="17.0">
            <text:p>17.0</text:p>
          </table:table-cell>
          <table:table-cell office:value-type="string" office:value="Coral pavement">
            <text:p>Coral pavemen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18">
            <text:p>1.18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CollinsEatal2006,LewisEtal2013">
            <text:p>CollinsEatal2006,LewisEtal2013</text:p>
          </table:table-cell>
        </table:table-row>
        <table:table-row>
          <table:table-cell office:value-type="string" office:value="Geraldton">
            <text:p>Geraldton</text:p>
          </table:table-cell>
          <table:table-cell office:value-type="string" office:value="radiocarbon">
            <text:p>radiocarbon</text:p>
          </table:table-cell>
          <table:table-cell office:value-type="string" office:value="Western_Australia-01">
            <text:p>Western_Australia-01</text:p>
          </table:table-cell>
          <table:table-cell office:value-type="float" office:value="-28.8">
            <text:p>-28.8</text:p>
          </table:table-cell>
          <table:table-cell office:value-type="float" office:value="114.6">
            <text:p>114.6</text:p>
          </table:table-cell>
          <table:table-cell office:value-type="float" office:value="6430.0">
            <text:p>6430.0</text:p>
          </table:table-cell>
          <table:table-cell office:value-type="float" office:value="173.0">
            <text:p>173.0</text:p>
          </table:table-cell>
          <table:table-cell office:value-type="string" office:value="Shell material">
            <text:p>Shell materia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yrwoll1977,LewisEtal2013">
            <text:p>Wyrwoll1977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